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tyle="normal" fo:font-weight="normal" officeooo:rsid="001a957b" officeooo:paragraph-rsid="001a957b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tyle="normal" fo:font-weight="normal" officeooo:rsid="0028ab16" officeooo:paragraph-rsid="0028ab16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8" style:family="paragraph" style:parent-style-name="Table_20_Contents">
      <style:text-properties officeooo:rsid="0010be29" officeooo:paragraph-rsid="0010be29"/>
    </style:style>
    <style:style style:name="P9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10" style:family="paragraph" style:parent-style-name="Table_20_Contents">
      <style:text-properties officeooo:rsid="001eed2a" officeooo:paragraph-rsid="001eed2a"/>
    </style:style>
    <style:style style:name="P11" style:family="paragraph" style:parent-style-name="Table_20_Contents">
      <style:text-properties officeooo:rsid="00261bf6" officeooo:paragraph-rsid="00261bf6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258988" officeooo:paragraph-rsid="00258988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2793d3" officeooo:paragraph-rsid="002793d3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officeooo:rsid="0010be29" officeooo:paragraph-rsid="0010be29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231b2f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58988" style:font-style-asian="normal" style:font-weight-asian="normal" style:font-style-complex="normal" style:font-weight-complex="normal"/>
    </style:style>
    <style:style style:name="T4" style:family="text">
      <style:text-properties officeooo:rsid="001eed2a"/>
    </style:style>
    <style:style style:name="T5" style:family="text">
      <style:text-properties officeooo:rsid="00204c1d"/>
    </style:style>
    <style:style style:name="T6" style:family="text">
      <style:text-properties officeooo:rsid="00239c60"/>
    </style:style>
    <style:style style:name="T7" style:family="text">
      <style:text-properties officeooo:rsid="00258988"/>
    </style:style>
    <style:style style:name="T8" style:family="text">
      <style:text-properties officeooo:rsid="0028ab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6">1.2. Retirer</text:span> un <text:span text:style-name="T4">article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Titre</text:p>
          </table:table-cell>
          <table:table-cell table:style-name="Table1.B1" office:value-type="string">
            <text:p text:style-name="P10"><text:span text:style-name="T7">Retirer</text:span> un article</text:p>
          </table:table-cell>
        </table:table-row>
        <table:table-row>
          <table:table-cell table:style-name="Table1.A2" office:value-type="string">
            <text:p text:style-name="P9">Type</text:p>
          </table:table-cell>
          <table:table-cell table:style-name="Table1.B6" office:value-type="string">
            <text:p text:style-name="P8">Use-case général</text:p>
          </table:table-cell>
        </table:table-row>
        <table:table-row>
          <table:table-cell table:style-name="Table1.A2" office:value-type="string">
            <text:p text:style-name="P9">Description</text:p>
          </table:table-cell>
          <table:table-cell table:style-name="Table1.B6" office:value-type="string">
            <text:p text:style-name="P8">L'acteur désire <text:span text:style-name="T7">retirer un article du catalogue.</text:span></text:p>
          </table:table-cell>
        </table:table-row>
        <table:table-row>
          <table:table-cell table:style-name="Table1.A2" office:value-type="string">
            <text:p text:style-name="P9">Acteurs</text:p>
          </table:table-cell>
          <table:table-cell table:style-name="Table1.B6" office:value-type="string">
            <text:p text:style-name="P8"><text:span text:style-name="T7">M</text:span>embre</text:p>
          </table:table-cell>
        </table:table-row>
        <table:table-row>
          <table:table-cell table:style-name="Table1.A2" office:value-type="string">
            <text:p text:style-name="P9">Préconditions</text:p>
          </table:table-cell>
          <table:table-cell table:style-name="Table1.B6" office:value-type="string">
            <text:p text:style-name="P8">L'acteur doit être authentifié.</text:p>
          </table:table-cell>
        </table:table-row>
        <table:table-row>
          <table:table-cell table:style-name="Table1.A2" office:value-type="string">
            <text:p text:style-name="P9">Postconditions</text:p>
          </table:table-cell>
          <table:table-cell table:style-name="Table1.B6" office:value-type="string">
            <text:p text:style-name="P11">L'article est <text:span text:style-name="T8">retiré</text:span> du catalogue.</text:p>
          </table:table-cell>
        </table:table-row>
        <table:table-row>
          <table:table-cell table:style-name="Table1.A2" office:value-type="string">
            <text:p text:style-name="P9">Exceptions</text:p>
          </table:table-cell>
          <table:table-cell table:style-name="Table1.B7" office:value-type="string">
            <text:p text:style-name="P8">Aucune</text:p>
          </table:table-cell>
        </table:table-row>
      </table:table>
      <text:p text:style-name="P7"/>
      <text:p text:style-name="P6">Il est possible à un membre d'ajouter et de retirer les articles qu'il souhaite. Un article peut être retiré parce qu'il a été vendu, ou au contraire, lorsqu'il n'a pas été vendu.</text:p>
      <text:p text:style-name="P5"/>
      <text:p text:style-name="P5">Lorsque l'utilisateur désire <text:span text:style-name="T7">retirer un article</text:span>, il doit tout d'abord s'authentifier. <text:span text:style-name="T5">Une fois authentifié, il peut voir sa liste d'articles. Il choisit l'article dans la liste d'articles et peut choisir l'option de la retirer.</text:span></text:p>
      <text:p text:style-name="P4"/>
      <text:p text:style-name="P3">Scénario d'opération</text:p>
      <text:list xml:id="list628705358811638884" text:style-name="L1">
        <text:list-item>
          <text:p text:style-name="P12">L'utilisateur s'authentifie et passe alors au status de « membre ».</text:p>
        </text:list-item>
        <text:list-item>
          <text:p text:style-name="P15"><text:span text:style-name="T1">Le membre a désormais accès à son compte et peut </text:span><text:span text:style-name="T3">accéder à la liste d'articles qui lui appartient (UC.1.4).</text:span><text:span text:style-name="T2"> </text:span></text:p>
        </text:list-item>
        <text:list-item>
          <text:p text:style-name="P13">Le membre choisi<text:span text:style-name="T8">t</text:span> l'article <text:span text:style-name="T8">qu'il désire retirer</text:span>.</text:p>
        </text:list-item>
        <text:list-item>
          <text:p text:style-name="P14">Le membre confirme le retrait de l'artic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1T02:23:57.555142214</dc:date>
    <meta:editing-duration>PT2H45M</meta:editing-duration>
    <meta:editing-cycles>21</meta:editing-cycles>
    <meta:generator>LibreOffice/4.4.7.2$Linux_X86_64 LibreOffice_project/40m0$Build-2</meta:generator>
    <meta:document-statistic meta:table-count="1" meta:image-count="0" meta:object-count="0" meta:page-count="1" meta:paragraph-count="23" meta:word-count="154" meta:character-count="980" meta:non-whitespace-character-count="852"/>
  </office:meta>
</office:document-meta>
</file>